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/>
    </style:style>
    <style:style style:name="ce2" style:family="table-cell" style:parent-style-name="Default">
      <style:table-cell-properties fo:background-color="#ffccff"/>
    </style:style>
    <style:style style:name="ce3" style:family="table-cell" style:parent-style-name="Default">
      <style:table-cell-properties fo:background-color="#99cc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>
            <text:p>Tareas</text:p>
          </table:table-cell>
          <table:table-cell table:style-name="ce1" office:value-type="string">
            <text:p>Empezado</text:p>
          </table:table-cell>
          <table:table-cell table:style-name="ce1" office:value-type="string">
            <text:p>En desarrollo</text:p>
          </table:table-cell>
          <table:table-cell table:style-name="ce1" office:value-type="string">
            <text:p>Completado</text:p>
          </table:table-cell>
          <table:table-cell table:number-columns-repeated="10"/>
          <table:table-cell table:style-name="ce2" office:value-type="string">
            <text:p>Dijomen</text:p>
          </table:table-cell>
        </table:table-row>
        <table:table-row table:style-name="ro1">
          <table:table-cell table:number-columns-repeated="15"/>
          <table:table-cell table:style-name="ce3" office:value-type="string">
            <text:p>Bundi</text:p>
          </table:table-cell>
        </table:table-row>
        <table:table-row table:style-name="ro1">
          <table:table-cell/>
          <table:table-cell table:style-name="ce2" office:value-type="string">
            <text:p>Bajar el 3dMax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>
            <text:p>Empezar a modelar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>
            <text:p>Hacer Game Design Document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3" office:value-type="string">
            <text:p>Empezar el juego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Hacer la prueba</text:p>
          </table:table-cell>
          <table:table-cell table:style-name="ce3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 office:value-type="string">
            <text:p>Hacer una mesa en 3dMax (sin textura)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Una textura para mesa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>
            <text:p>Juego mezcla de 3d y pixel art(texturas)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19/09/2016</text:date>, <text:time>22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1.2$Win32 OpenOffice.org_project/412m3$Build-9782</meta:generator>
    <dc:date>2016-09-19T22:09:38.12</dc:date>
    <dc:creator>guilem sili pin</dc:creator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